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Pool.get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.ThreadPool( PooledExecutor pool , Channel 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eadPool.execute( Runnable ru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.get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